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C2440CF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svg:stroke-width="0cm" svg:stroke-color="#000000" draw:marker-start-width="0.2cm" draw:marker-end-width="0.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1.7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2.1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2.1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81cm" svg:height="27.976cm" draw:transform="rotate (-3.14141812066459) translate (21.053cm 28.782cm)">
          <draw:image xlink:href="Pictures/10000000000001E000000280C2440CF9.jpg" xlink:type="simple" xlink:show="embed" xlink:actuate="onLoad">
            <text:p/>
          </draw:image>
        </draw:frame>
        <draw:line draw:style-name="gr2" draw:text-style-name="P1" draw:layer="layout" svg:x1="17.436cm" svg:y1="27.808cm" svg:x2="17.436cm" svg:y2="26.569cm">
          <text:p/>
        </draw:line>
        <draw:line draw:style-name="gr2" draw:text-style-name="P1" draw:layer="layout" svg:x1="17.436cm" svg:y1="27.808cm" svg:x2="17.436cm" svg:y2="26.569cm">
          <text:p/>
        </draw:line>
        <draw:line draw:style-name="gr2" draw:text-style-name="P1" draw:layer="layout" svg:x1="15.826cm" svg:y1="26.817cm" svg:x2="15.826cm" svg:y2="25.206cm">
          <text:p/>
        </draw:line>
        <draw:line draw:style-name="gr2" draw:text-style-name="P1" draw:layer="layout" svg:x1="14.091cm" svg:y1="25.206cm" svg:x2="14.091cm" svg:y2="23.347cm">
          <text:p/>
        </draw:line>
        <draw:line draw:style-name="gr2" draw:text-style-name="P1" draw:layer="layout" svg:x1="14.091cm" svg:y1="25.206cm" svg:x2="14.091cm" svg:y2="23.347cm">
          <text:p/>
        </draw:line>
        <draw:line draw:style-name="gr2" draw:text-style-name="P1" draw:layer="layout" svg:x1="12.481cm" svg:y1="23.347cm" svg:x2="12.481cm" svg:y2="21.488cm">
          <text:p/>
        </draw:line>
        <draw:line draw:style-name="gr2" draw:text-style-name="P1" draw:layer="layout" svg:x1="10.746cm" svg:y1="21.488cm" svg:x2="10.746cm" svg:y2="19.629cm">
          <text:p/>
        </draw:line>
        <draw:line draw:style-name="gr2" draw:text-style-name="P1" draw:layer="layout" svg:x1="9.135cm" svg:y1="19.629cm" svg:x2="9.135cm" svg:y2="17.646cm">
          <text:p/>
        </draw:line>
        <draw:line draw:style-name="gr2" draw:text-style-name="P1" draw:layer="layout" svg:x1="7.525cm" svg:y1="17.646cm" svg:x2="7.525cm" svg:y2="15.787cm">
          <text:p/>
        </draw:line>
        <draw:line draw:style-name="gr2" draw:text-style-name="P1" draw:layer="layout" svg:x1="5.79cm" svg:y1="15.787cm" svg:x2="5.79cm" svg:y2="13.928cm">
          <text:p/>
        </draw:line>
        <draw:line draw:style-name="gr2" draw:text-style-name="P1" draw:layer="layout" svg:x1="4.18cm" svg:y1="13.928cm" svg:x2="4.18cm" svg:y2="12.069cm">
          <text:p/>
        </draw:line>
        <draw:line draw:style-name="gr2" draw:text-style-name="P1" draw:layer="layout" svg:x1="2.445cm" svg:y1="12.193cm" svg:x2="2.445cm" svg:y2="10.21cm">
          <text:p/>
        </draw:line>
        <draw:frame draw:style-name="gr3" draw:layer="layout" svg:width="2.238cm" svg:height="1.192cm" draw:transform="rotate (1.5707963267949) translate (17.684cm 28.064cm)">
          <draw:text-box>
            <text:p>0mA</text:p>
          </draw:text-box>
        </draw:frame>
        <draw:frame draw:style-name="gr4" draw:layer="layout" svg:width="2.672cm" svg:height="1.192cm" draw:transform="rotate (1.5707963267949) translate (4.227cm 13.927cm)">
          <draw:text-box>
            <text:p>80mA</text:p>
          </draw:text-box>
        </draw:frame>
        <draw:frame draw:style-name="gr4" draw:layer="layout" svg:width="2.672cm" svg:height="1.192cm" draw:transform="rotate (1.5707963267949) translate (4.599cm 16.352cm)">
          <draw:text-box>
            <text:p>70mA</text:p>
          </draw:text-box>
        </draw:frame>
        <draw:frame draw:style-name="gr5" draw:layer="layout" svg:width="2.673cm" svg:height="1.192cm" draw:transform="rotate (1.5707963267949) translate (7.573cm 17.717cm)">
          <draw:text-box>
            <text:p>60mA</text:p>
          </draw:text-box>
        </draw:frame>
        <draw:frame draw:style-name="gr5" draw:layer="layout" svg:width="2.673cm" svg:height="1.192cm" draw:transform="rotate (1.5707963267949) translate (7.943cm 20.195cm)">
          <draw:text-box>
            <text:p>50mA</text:p>
          </draw:text-box>
        </draw:frame>
        <draw:frame draw:style-name="gr5" draw:layer="layout" svg:width="2.673cm" svg:height="1.192cm" draw:transform="rotate (1.5707963267949) translate (10.87cm 21.434cm)">
          <draw:text-box>
            <text:p>40mA</text:p>
          </draw:text-box>
        </draw:frame>
        <draw:frame draw:style-name="gr5" draw:layer="layout" svg:width="2.673cm" svg:height="1.192cm" draw:transform="rotate (1.5707963267949) translate (11.165cm 23.966cm)">
          <draw:text-box>
            <text:p>30mA</text:p>
          </draw:text-box>
        </draw:frame>
        <draw:frame draw:style-name="gr5" draw:layer="layout" svg:width="2.673cm" svg:height="1.192cm" draw:transform="rotate (1.5707963267949) translate (14.263cm 25.029cm)">
          <draw:text-box>
            <text:p>20mA</text:p>
          </draw:text-box>
        </draw:frame>
        <draw:frame draw:style-name="gr5" draw:layer="layout" svg:width="2.673cm" svg:height="1.192cm" draw:transform="rotate (1.5707963267949) translate (14.586cm 27.63cm)">
          <draw:text-box>
            <text:p>10mA</text:p>
          </draw:text-box>
        </draw:frame>
        <draw:frame draw:style-name="gr5" draw:layer="layout" svg:width="2.673cm" svg:height="1.192cm" draw:transform="rotate (1.5707963267949) translate (1.206cm 12.564cm)">
          <draw:text-box>
            <text:p>9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7:31:15.480915922</dc:date>
    <dc:creator>frederik </dc:creator>
    <meta:generator>LibreOffice/4.2.8.2$Linux_X86_64 LibreOffice_project/420m0$Build-2</meta:generator>
    <meta:editing-duration>P0D</meta:editing-duration>
    <meta:editing-cycles>1</meta:editing-cycles>
    <meta:document-statistic meta:object-count="23"/>
  </office:meta>
</office:document-meta>
</file>